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Servlet.doErrorMessage( HttpServletRequest request , HttpServletResponse respons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inServlet.doPo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Servlet.init( Servlet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ginServlet.doAll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LoginServlet.doGe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